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01cm" style:rel-column-width="5398*"/>
    </style:style>
    <style:style style:name="Table1.B" style:family="table-column">
      <style:table-column-properties style:column-width="3.052cm" style:rel-column-width="11763*"/>
    </style:style>
    <style:style style:name="Table1.C" style:family="table-column">
      <style:table-column-properties style:column-width="8.297cm" style:rel-column-width="31985*"/>
    </style:style>
    <style:style style:name="Table1.D" style:family="table-column">
      <style:table-column-properties style:column-width="4.251cm" style:rel-column-width="1638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401cm" style:rel-column-width="5398*"/>
    </style:style>
    <style:style style:name="Table2.B" style:family="table-column">
      <style:table-column-properties style:column-width="3.052cm" style:rel-column-width="11763*"/>
    </style:style>
    <style:style style:name="Table2.C" style:family="table-column">
      <style:table-column-properties style:column-width="8.297cm" style:rel-column-width="31985*"/>
    </style:style>
    <style:style style:name="Table2.D" style:family="table-column">
      <style:table-column-properties style:column-width="4.251cm" style:rel-column-width="1638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ize="6.5pt" style:font-size-asian="6.5pt" style:font-size-complex="6.5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3.411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3.424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Standard">
      <style:text-properties fo:font-size="6.5pt" fo:language="en" fo:country="US" style:font-size-asian="6.5pt" style:font-size-complex="6.5pt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fo:font-size="6.5pt" style:font-size-asian="6.5pt" style:font-size-complex="6.5pt"/>
    </style:style>
    <style:style style:name="T1" style:family="text">
      <style:text-properties fo:language="en" fo:country="US"/>
    </style:style>
    <style:style style:name="T2" style:family="text">
      <style:text-properties fo:font-size="6.5pt" style:font-size-asian="6.5pt" style:font-size-complex="6.5pt"/>
    </style:style>
    <style:style style:name="T3" style:family="text">
      <style:text-properties fo:font-size="6.5pt" fo:language="en" fo:country="US" style:font-size-asian="6.5pt" style:font-size-complex="6.5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[repeatIn(objects, 'o')]]</text:p>
      <text:section text:style-name="Sect1" text:name="total">
        <text:p text:style-name="P5">装箱单</text:p>
        <text:p text:style-name="P5">订单号：[[o.<text:bookmark-start text:name="__DdeLink__69_1113287224"/>picking_out_id.<text:bookmark-end text:name="__DdeLink__69_1113287224"/>sale_id.name or '']]</text:p>
        <text:p text:style-name="P5">出库单号：[[o.picking_out_id.name or '']]</text:p>
        <text:p text:style-name="P6">收货人：[[o.picking_out_id.sale_id.consignee or '']]</text:p>
        <text:p text:style-name="P7">联系电话：[[o.picking_out_id.sale_id.okgj_tel or '']</text:p>
        <text:p text:style-name="P8">收货地址：[[o.picking_out_id.sale_id.okgj_address or '']</text:p>
        <text:p text:style-name="P8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1">行号</text:p>
            </table:table-cell>
            <table:table-cell table:style-name="Table1.A1" office:value-type="string">
              <text:p text:style-name="P2">条码</text:p>
            </table:table-cell>
            <table:table-cell table:style-name="Table1.A1" office:value-type="string">
              <text:p text:style-name="P2">名称</text:p>
            </table:table-cell>
            <table:table-cell table:style-name="Table1.D1" office:value-type="string">
              <text:p text:style-name="P2">数量</text:p>
            </table:table-cell>
          </table:table-row>
        </table:table>
        <text:section text:style-name="Sect1" text:name="detail">
          <text:p text:style-name="terp_5f_default_5f_9">[[ repeatIn(o.box_info_ids,'box_line') ]]</text:p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row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P3">[[box_line.product_id.default_code or '']</text:p>
              </table:table-cell>
              <table:table-cell table:style-name="Table2.A1" office:value-type="string">
                <text:p text:style-name="P3">[[box_line.product_id.name or <text:s/>'']]</text:p>
              </table:table-cell>
              <table:table-cell table:style-name="Table2.D1" office:value-type="string">
                <text:p text:style-name="P3">[[box_line.product_qty or 0.0]]</text:p>
              </table:table-cell>
            </table:table-row>
          </table:table>
          <text:p text:style-name="Standard"/>
        </text:section>
        <text:p text:style-name="Standard"><text:span text:style-name="T1">打印人： <text:tab/><text:tab/>打印时间：<text:tab/></text:span><text:span text:style-name="T3">[[time.</text:span><text:bookmark-start text:name="__DdeLink__55_14680991091"/><text:span text:style-name="T3">strftime</text:span><text:bookmark-end text:name="__DdeLink__55_14680991091"/><text:span text:style-name="T3">('%Y-%m-%d %H:%M:%S')]]</text:span><text:span text:style-name="T1"><text:tab/><text:tab/><text:tab/><text:tab/><text:tab/><text:tab/> <text:s text:c="4"/>总_页，第__页</text:span></text:p>
      </text:section>
      <text:p text:style-name="P9"/>
      <text:p text:style-name="P9"/>
      <text:p text:style-name="P9"/>
      <text:p text:style-name="P5"/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GB" style:letter-kerning="true" style:font-name-asian="Times New Roma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Times New Roma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0:24:28.34</meta:creation-date>
    <dc:date>2013-10-15T18:06:33</dc:date>
    <meta:editing-duration>PT2H53M57S</meta:editing-duration>
    <meta:editing-cycles>13</meta:editing-cycles>
    <meta:generator>LibreOffice/3.5$Linux_X86_64 LibreOffice_project/350m1$Build-2</meta:generator>
    <dc:creator>ouke </dc:creator>
    <meta:document-statistic meta:table-count="2" meta:image-count="0" meta:object-count="0" meta:page-count="1" meta:paragraph-count="16" meta:word-count="54" meta:character-count="480" meta:non-whitespace-character-count="477"/>
  </office:meta>
</office:document-meta>
</file>